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Mono" style:font-name-asian="Liberation Mono" style:font-name-complex="Liberation Mono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Mono" style:font-name-asian="Liberation Mono" style:font-name-complex="Liberation Mono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Mono" style:font-name-asian="Liberation Mono" style:font-name-complex="Liberation Mono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03.35mm" svg:height="101.88mm" svg:x="8.69mm" svg:y="71.99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4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36" table:formula="of:=[.B2]" office:value-type="string" office:string-value="1. quarter" calcext:value-type="string">
            <text:p>1. quarter</text:p>
          </table:table-cell>
          <table:table-cell table:style-name="ce36" table:formula="of:=[.C2]" office:value-type="string" office:string-value="2. quarter" calcext:value-type="string">
            <text:p>2. quarter</text:p>
          </table:table-cell>
          <table:table-cell table:style-name="ce36" table:formula="of:=[.D2]" office:value-type="string" office:string-value="3. quarter" calcext:value-type="string">
            <text:p>3. quarter</text:p>
          </table:table-cell>
          <table:table-cell table:style-name="ce42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.00.00</text:date>, <text:time style:data-style-name="N2" text:time-value="00:25:53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3T00:29:38.175000000</dc:date>
    <meta:print-date>2006-09-05T16:08:04</meta:print-date>
    <meta:editing-duration>PT24M42S</meta:editing-duration>
    <meta:editing-cycles>18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paragraph-properties style:text-autospace="none" style:writing-mode="rl-tb"/>
      <style:text-properties fo:font-family="'Liberation Mono'" style:font-style-name="Regular" style:font-family-generic="modern" style:font-pitch="fixed" fo:font-size="13pt" style:font-family-asian="'Liberation Mono'" style:font-style-name-asian="Regular" style:font-family-generic-asian="modern" style:font-pitch-asian="fixed" style:font-size-asian="13pt" style:font-family-complex="'Liberation Mono'" style:font-style-name-complex="Regular" style:font-family-generic-complex="modern" style:font-pitch-complex="fixed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text-autospace="none" style:writing-mode="lr-tb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text-autospace="none" style:writing-mode="lr-tb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6" style:family="chart">
      <style:chart-properties chart:auto-position="true" style:rotation-angle="0"/>
      <style:paragraph-properties style:text-autospace="none" style:writing-mode="rl-tb"/>
      <style:text-properties fo:font-family="'Liberation Mono'" style:font-style-name="Regular" style:font-family-generic="modern" style:font-pitch="fixed" fo:font-size="9pt" style:font-family-asian="'Liberation Mono'" style:font-style-name-asian="Regular" style:font-family-generic-asian="modern" style:font-pitch-asian="fixed" style:font-size-asian="9pt" style:font-family-complex="'Liberation Mono'" style:font-style-name-complex="Regular" style:font-family-generic-complex="modern" style:font-pitch-complex="fixed" style:font-size-complex="9pt"/>
    </style:style>
    <style:style style:name="ch7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paragraph-properties style:text-autospace="none" style:writing-mode="lr-tb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8" style:family="chart">
      <style:chart-properties chart:auto-position="true" style:rotation-angle="90"/>
      <style:paragraph-properties style:text-autospace="none" style:writing-mode="rl-tb"/>
      <style:text-properties fo:font-family="'Liberation Mono'" style:font-style-name="Regular" style:font-family-generic="modern" style:font-pitch="fixed" fo:font-size="9pt" style:font-family-asian="'Liberation Mono'" style:font-style-name-asian="Regular" style:font-family-generic-asian="modern" style:font-pitch-asian="fixed" style:font-size-asian="9pt" style:font-family-complex="'Liberation Mono'" style:font-style-name-complex="Regular" style:font-family-generic-complex="modern" style:font-pitch-complex="fixed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36cm" svg:height="10.189cm" xlink:href=".." xlink:type="simple" chart:class="chart:line" chart:style-name="ch1">
        <chart:title svg:x="8.233cm" svg:y="0.339cm" chart:style-name="ch2">
          <text:p>Annaul Revenue</text:p>
        </chart:title>
        <chart:legend chart:legend-position="end" svg:x="16.24cm" svg:y="4.154cm" style:legend-expansion="high" chart:style-name="ch3"/>
        <chart:plot-area chart:style-name="ch4" table:cell-range-address="Mo_példa_06_a.D10:Mo_példa_06_a.H14" chart:data-source-has-labels="both" svg:x="1.365cm" svg:y="1.321cm" svg:width="14.469cm" svg:height="7.736cm">
          <chartooo:coordinate-region svg:x="4.156cm" svg:y="1.494cm" svg:width="10.406cm" svg:height="6.969cm"/>
          <chart:axis chart:dimension="x" chart:name="primary-x" chart:style-name="ch5" chartooo:axis-type="text">
            <chart:title svg:x="7.894cm" svg:y="9.26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6.265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